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imHei" svg:font-family="SimHei" style:font-family-generic="modern" style:font-pitch="fixed" svg:panose-1="2 1 6 0 3 1 1 1 1 1"/>
    <style:font-face style:name="SimSun" svg:font-family="SimSu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Nombre_tupla: tuple[tipo_dato] = (<text:s/>“L”, “M”, “N” )</text:p>
      <text:p text:style-name="Normal">Nombre_tupla: tuple[tipo_dato] = <text:s/>(10, )</text:p>
      <text:p text:style-name="Normal"/>
      <text:p text:style-name="Normal">Nombre_tupla[índice]</text:p>
      <text:p text:style-name="Normal"/>
      <text:p text:style-name="Normal">T1: tuple[int] = (1, 2, 3, 4)</text:p>
      <text:p text:style-name="Normal">T2: tuple[str] = (“uno”, “dos”, “tres”)</text:p>
      <text:p text:style-name="Normal">T3:tuple[int | str] = t1 + t2<text:s/></text:p>
      <text:p text:style-name="Normal"/>
      <text:p text:style-name="Normal">Multiplicat tupla</text:p>
      <text:p text:style-name="Normal"/>
      <text:p text:style-name="Normal">Ten: tuple[int] = (10, )</text:p>
      <text:p text:style-name="Normal">Ten * 10</text:p>
      <text:p text:style-name="Normal"/>
      <text:p text:style-name="Normal">Namedtuples</text:p>
      <text:p text:style-name="Normal"/>
      <text:p text:style-name="Normal">From collections import namedtuple</text:p>
      <text:p text:style-name="Normal"/>
      <text:p text:style-name="Normal">Point = namedtuple(“Point”, [“x”, “y”])</text:p>
      <text:p text:style-name="Normal"/>
      <text:p text:style-name="Normal">P1 = Point(3, 4)</text:p>
      <text:p text:style-name="Normal">P2=Point(7, 9)</text:p>
      <text:p text:style-name="Normal"/>
      <text:p text:style-name="Normal">Acceder<text:s/></text:p>
      <text:p text:style-name="Normal"/>
      <text:p text:style-name="Normal">P1.x<text:s/></text:p>
      <text:p text:style-name="Normal"/>
      <text:p text:style-name="Normal">Diccionarios</text:p>
      <text:p text:style-name="Normal"/>
      <text:p text:style-name="Normal">Nombre_diccionario: dict [tipo_dato] = { “Alice”: 9.75, “Bob”: 8.5}</text:p>
      <text:p text:style-name="Normal"/>
      <text:p text:style-name="Normal">Nombre:diccionario[“Mary”] = 7.0</text:p>
      <text:p text:style-name="Normal"/>
      <text:p text:style-name="Normal">Del nombre_diccionario[“Mary”]</text:p>
      <text:p text:style-name="P2"/>
      <text:p text:style-name="P3">Ejemplo =<text:s/>Nombre_diccionario.keys()</text:p>
      <text:p text:style-name="P4">Ejemplo2 = Nombre_diccionario.values()</text:p>
      <text:p text:style-name="P5"/>
      <text:p text:style-name="P6">También se pueden crear dict con el constructor dict si las keys son string</text:p>
      <text:p text:style-name="P7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imHei" svg:font-family="SimHei" style:font-family-generic="modern" style:font-pitch="fixed" svg:panose-1="2 1 6 0 3 1 1 1 1 1"/>
    <style:font-face style:name="SimSun" svg:font-family="SimSu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Georgia" style:font-name-asian="Georg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text-align="center"/>
      <style:text-properties style:font-name="Century Gothic" fo:font-weight="bold" style:font-weight-asian="bold" fo:color="#476166" fo:font-size="26pt" style:font-size-asian="26pt" style:font-size-complex="26pt" fo:hyphenate="false"/>
    </style:style>
    <style:style style:name="Título2" style:display-name="Título 2" style:family="paragraph" style:parent-style-name="Normal" style:next-style-name="Normal" style:default-outline-level="2">
      <style:paragraph-properties fo:text-align="center"/>
      <style:text-properties fo:font-weight="bold" style:font-weight-asian="bold" fo:font-size="24pt" style:font-size-asian="24pt" style:font-size-complex="24pt" fo:hyphenate="false"/>
    </style:style>
    <style:style style:name="Título3" style:display-name="Título 3" style:family="paragraph" style:parent-style-name="Título2" style:next-style-name="Normal" style:default-outline-level="3">
      <style:paragraph-properties fo:margin-bottom="0.1666in"/>
      <style:text-properties fo:font-weight="normal" style:font-weight-asian="normal" fo:font-size="18pt" style:font-size-asian="18pt" style:font-size-complex="18pt" fo:hyphenate="false"/>
    </style:style>
    <style:style style:name="Título4" style:display-name="Título 4" style:family="paragraph" style:parent-style-name="Normal" style:next-style-name="Normal" style:default-outline-level="4">
      <style:paragraph-properties fo:text-align="center"/>
      <style:text-properties style:font-name="Century Gothic" fo:font-weight="bold" style:font-weight-asian="bold" fo:color="#476166" fo:font-size="14pt" style:font-size-asian="14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/>
      <style:text-properties style:font-name="Century Gothic" fo:font-weight="bold" style:font-weight-asian="bold" fo:color="#476166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Delimitadorgráfico" style:display-name="Delimitador gráfico" style:family="paragraph" style:parent-style-name="Normal">
      <style:text-properties fo:font-size="5pt" style:font-size-asian="5pt" fo:hyphenate="false"/>
    </style:style>
    <style:style style:name="Texto" style:display-name="Texto" style:family="paragraph" style:parent-style-name="Normal">
      <style:text-properties fo:font-size="14pt" style:font-size-asian="14pt" style:font-size-complex="14pt" fo:hyphenate="false"/>
    </style:style>
    <style:style style:name="Título1Car" style:display-name="Título 1 Car" style:family="text" style:parent-style-name="Fuentedepárrafopredeter.">
      <style:text-properties style:font-name="Century Gothic" fo:font-weight="bold" style:font-weight-asian="bold" fo:color="#476166" fo:font-size="26pt" style:font-size-asian="26pt" style:font-size-complex="26pt"/>
    </style:style>
    <style:style style:name="Título2Car" style:display-name="Título 2 Car" style:family="text" style:parent-style-name="Fuentedepárrafopredeter.">
      <style:text-properties fo:font-weight="bold" style:font-weight-asian="bold" fo:font-size="24pt" style:font-size-asian="24pt" style:font-size-complex="24pt"/>
    </style:style>
    <style:style style:name="Título3Car" style:display-name="Título 3 Car" style:family="text" style:parent-style-name="Fuentedepárrafopredeter.">
      <style:text-properties fo:font-size="18pt" style:font-size-asian="18pt" style:font-size-complex="18pt"/>
    </style:style>
    <style:style style:name="Título4Car" style:display-name="Título 4 Car" style:family="text" style:parent-style-name="Fuentedepárrafopredeter.">
      <style:text-properties style:font-name="Century Gothic" fo:font-weight="bold" style:font-weight-asian="bold" fo:color="#476166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entury Gothic" fo:font-weight="bold" style:font-weight-asian="bold" fo:color="#476166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margin-bottom="0.0833in" fo:line-height="95%"/>
      <style:text-properties fo:color="#476166" fo:font-size="48pt" style:font-size-asian="48pt" style:font-size-complex="48pt" fo:hyphenate="false"/>
    </style:style>
    <style:style style:name="CitaCar" style:display-name="Cita Car" style:family="text" style:parent-style-name="Fuentedepárrafopredeter.">
      <style:text-properties fo:color="#476166" fo:font-size="48pt" style:font-size-asian="48pt" style:font-size-complex="4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none" draw:stroke="solid" svg:stroke-width="0.02778in" svg:stroke-color="#000000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ian Gomez</meta:initial-creator>
    <dc:creator>Brian Gomez</dc:creator>
    <meta:creation-date>2023-09-27T11:50:00Z</meta:creation-date>
    <dc:date>2023-09-27T11:50:00Z</dc:date>
    <meta:template xlink:href="Normal.dotm" xlink:type="simple"/>
    <meta:editing-cycles>2</meta:editing-cycles>
    <meta:editing-duration>PT60S</meta:editing-duration>
    <meta:user-defined meta:name="ContentTypeId">0x0101006FD6939602A2874CA5F31CC44C0D6D45</meta:user-defined>
    <meta:document-statistic meta:page-count="1" meta:paragraph-count="1" meta:word-count="110" meta:character-count="714" meta:row-count="5" meta:non-whitespace-character-count="605"/>
  </office:meta>
</office:document-meta>
</file>